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 fo:keep-with-next="always"/>
      <style:text-properties officeooo:paragraph-rsid="00067efc"/>
    </style:style>
    <style:style style:name="P2" style:family="paragraph" style:parent-style-name="Heading_20_3">
      <style:paragraph-properties fo:text-align="justify" style:justify-single-word="false" fo:keep-with-next="always"/>
      <style:text-properties style:font-name="Liberation Mono" fo:font-style="italic" officeooo:rsid="00067efc" officeooo:paragraph-rsid="00067efc" style:font-size-asian="12.25pt" style:font-style-asian="italic" style:font-style-complex="italic"/>
    </style:style>
    <style:style style:name="P3" style:family="paragraph" style:parent-style-name="Heading_20_3">
      <style:paragraph-properties fo:text-align="justify" style:justify-single-word="false" fo:keep-with-next="always"/>
      <style:text-properties officeooo:paragraph-rsid="00067efc"/>
    </style:style>
    <style:style style:name="P4" style:family="paragraph" style:parent-style-name="Standard">
      <style:paragraph-properties fo:text-align="justify" style:justify-single-word="false"/>
      <style:text-properties style:font-name="Liberation Mono" fo:font-size="14pt" fo:font-style="normal" fo:font-weight="normal" officeooo:rsid="001edcda" officeooo:paragraph-rsid="00067efc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Mono" fo:font-size="14pt" fo:font-style="normal" fo:font-weight="normal" officeooo:rsid="00067efc" officeooo:paragraph-rsid="00067efc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c9211e" loext:opacity="100%" style:font-name="Liberation Mono" fo:font-size="14pt" fo:font-style="normal" fo:font-weight="bold" officeooo:rsid="001edcda" officeooo:paragraph-rsid="00067efc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067efc"/>
    </style:style>
    <style:style style:name="P8" style:family="paragraph" style:parent-style-name="Standard">
      <style:paragraph-properties fo:text-align="justify" style:justify-single-word="false"/>
      <style:text-properties officeooo:rsid="00067efc" officeooo:paragraph-rsid="00067efc"/>
    </style:style>
    <style:style style:name="T1" style:family="text">
      <style:text-properties style:font-name="Liberation Mono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T2" style:family="text">
      <style:text-properties style:font-name="Liberation Mono" fo:font-size="18pt" fo:font-style="italic" style:font-size-asian="15.75pt" style:font-style-asian="italic" style:font-size-complex="18pt" style:font-style-complex="italic"/>
    </style:style>
    <style:style style:name="T3" style:family="text">
      <style:text-properties style:font-name="Liberation Mono" fo:font-style="italic" officeooo:rsid="001edcda" style:font-size-asian="12.25pt" style:font-style-asian="italic" style:font-style-complex="italic"/>
    </style:style>
    <style:style style:name="T4" style:family="text">
      <style:text-properties style:font-name="Liberation Mono" fo:font-style="italic" officeooo:rsid="00067efc" style:font-size-asian="12.25pt" style:font-style-asian="italic" style:font-style-complex="italic"/>
    </style:style>
    <style:style style:name="T5" style:family="text">
      <style:text-properties style:font-name="Liberation Mono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6" style:family="text">
      <style:text-properties style:font-name="Liberation Mono" fo:font-size="14pt" fo:font-style="normal" fo:font-weight="normal" officeooo:rsid="001edcda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officeooo:rsid="00067efc"/>
    </style:style>
    <style:style style:name="T8" style:family="text">
      <style:text-properties loext:padding-left="0cm" loext:padding-right="0cm" loext:padding-top="0.049cm" loext:padding-bottom="0.049cm" loext:border-left="none" loext:border-right="none" loext:border-top="0.74pt solid #000000" loext:border-bottom="0.74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 Armazenando Dados no LocalStorage</text:span></text:h>
      <text:h text:style-name="P3" text:outline-level="3"><text:span text:style-name="T3">Criando dados no LocalSt</text:span><text:span text:style-name="T4">orage</text:span></text:h>
      <text:p text:style-name="P4">Para armazenar dados no LocalStorage, usamos o método setItem(). O método setItem() recebe dois parâmetros: a chave do item e o valor do item.</text:p>
      <text:p text:style-name="P4"/>
      <text:p text:style-name="P5">Sintaxe:</text:p>
      <text:p text:style-name="P5"/>
      <text:p text:style-name="P6">localStorage.setItem("nome", "João");</text:p>
      <text:p text:style-name="P6"/>
      <text:p text:style-name="P6"/>
      <text:h text:style-name="P2" text:outline-level="3"><text:bookmark text:name="lendo-dados-do-localstorage"/>Lendo dados do LocalStorage</text:h>
      <text:p text:style-name="P4">Para ler dados do LocalStorage, usamos o método getItem(). O método getItem() recebe a chave do item como parâmetro e retorna o valor do item.</text:p>
      <text:p text:style-name="P4"/>
      <text:p text:style-name="P5">Sintaxe: </text:p>
      <text:p text:style-name="P5"/>
      <text:p text:style-name="P6">const nome = localStorage.getItem("nome");</text:p>
      <text:p text:style-name="P6"/>
      <text:p text:style-name="P6"/>
      <text:h text:style-name="P2" text:outline-level="3"><text:bookmark text:name="atualizando-dados-no-localstorage"/>Atualizando dados no LocalStorage</text:h>
      <text:p text:style-name="P7"><text:span text:style-name="T6">Para atualizar um item no LocalStorage, basta chamar o método </text:span><text:span text:style-name="Source_20_Text"><text:span text:style-name="T6">setItem()</text:span></text:span><text:span text:style-name="T6"> novamente com a mesma chave.</text:span></text:p>
      <text:p text:style-name="P7"><text:span text:style-name="T6"/></text:p>
      <text:p text:style-name="P8"><text:span text:style-name="T6">S</text:span><text:span text:style-name="T5">intaxe:</text:span></text:p>
      <text:p text:style-name="P8"><text:span text:style-name="T5"/></text:p>
      <text:p text:style-name="P6">localStorage.setItem("nome", "Maria");</text:p>
      <text:p text:style-name="P6"/>
      <text:h text:style-name="P2" text:outline-level="3"><text:bookmark text:name="excluindo-dados-do-localstorage"/>Excluindo dados do LocalStorage</text:h>
      <text:p text:style-name="P7"><text:span text:style-name="T6">Para excluir um item do LocalStorage, usamos o método </text:span><text:span text:style-name="Source_20_Text"><text:span text:style-name="T6">removeItem()</text:span></text:span><text:span text:style-name="T6">. O método removeItem() recebe a chave do item a ser excluído como parâmetro.</text:span></text:p>
      <text:p text:style-name="P4"/>
      <text:p text:style-name="P5">Sintaxe: </text:p>
      <text:p text:style-name="P5"/>
      <text:p text:style-name="P6">localStorage.removeItem("nome")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16:20:45.089216174</meta:creation-date>
    <dc:date>2024-02-21T16:26:27.786056936</dc:date>
    <meta:editing-duration>PT5M43S</meta:editing-duration>
    <meta:editing-cycles>1</meta:editing-cycles>
    <meta:document-statistic meta:table-count="0" meta:image-count="0" meta:object-count="0" meta:page-count="1" meta:paragraph-count="17" meta:word-count="121" meta:character-count="864" meta:non-whitespace-character-count="757"/>
    <meta:generator>LibreOffice/24.2.0.3$Linux_X86_64 LibreOffice_project/da48488a73ddd66ea24cf16bbc4f7b9c08e9bea1</meta:generator>
  </office:meta>
</office:document-meta>
</file>